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paragraph-rsid="00287a9d"/>
    </style:style>
    <style:style style:name="P4" style:family="paragraph" style:parent-style-name="Standard">
      <style:text-properties officeooo:rsid="002a606c" officeooo:paragraph-rsid="002a606c"/>
    </style:style>
    <style:style style:name="P5" style:family="paragraph" style:parent-style-name="Standard">
      <style:text-properties officeooo:paragraph-rsid="002d3b8f"/>
    </style:style>
    <style:style style:name="P6" style:family="paragraph" style:parent-style-name="Standard">
      <style:text-properties style:font-name="Courier 10 Pitch"/>
    </style:style>
    <style:style style:name="P7" style:family="paragraph" style:parent-style-name="Standard">
      <style:text-properties style:font-name="Courier 10 Pitch" officeooo:paragraph-rsid="002d3b8f"/>
    </style:style>
    <style:style style:name="P8" style:family="paragraph" style:parent-style-name="Standard">
      <style:text-properties officeooo:rsid="002a606c" officeooo:paragraph-rsid="002a606c"/>
    </style:style>
    <style:style style:name="P9" style:family="paragraph" style:parent-style-name="Standard">
      <style:text-properties officeooo:rsid="002f2181" officeooo:paragraph-rsid="002f2181"/>
    </style:style>
    <style:style style:name="T1" style:family="text">
      <style:text-properties officeooo:rsid="0028582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87a9d"/>
    </style:style>
    <style:style style:name="T4" style:family="text">
      <style:text-properties officeooo:rsid="002be5e1"/>
    </style:style>
    <style:style style:name="T5" style:family="text">
      <style:text-properties officeooo:rsid="002d3b8f"/>
    </style:style>
    <style:style style:name="T6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IS projekt č.1</text:p>
      <text:p text:style-name="Subtitle">Jan Wrona, <text:a xlink:type="simple" xlink:href="mailto:xwrona00@stud.fit.vutbr.cz" text:style-name="Internet_20_link" text:visited-style-name="Visited_20_Internet_20_Link">xwrona00@stud.fit.vutbr.cz</text:a></text:p>
      <text:p text:style-name="Text_20_body"/>
      <text:p text:style-name="Standard"/>
      <text:h text:style-name="Heading_20_1" text:outline-level="1">Popis vnitřní sítě</text:h>
      <text:p text:style-name="Standard">Stroje jsou umístěny v podsíti 192.168.122.0/24. Vetšina připojených zařízení jsou uživatelské stanice s doménovým jménem v podobě login.local. Tyto stanice mají otevřený pouze port 22, na kterém naslouchá OpenSSH. Následující stanice bez doménového jména mají tyto otevřené TCP porty a na nich naslouchající služby:</text:p>
      <text:p text:style-name="Standard"/>
      <text:p text:style-name="P2">192.168.122.1</text:p>
      <text:p text:style-name="Standard">22, SSH, OpenSSH 6.6.1</text:p>
      <text:p text:style-name="Standard">53, DNS, dnsmasq 2.66</text:p>
      <text:p text:style-name="Standard">111, rpcbind</text:p>
      <text:p text:style-name="Standard">3306, MySQL</text:p>
      <text:p text:style-name="Standard"/>
      <text:p text:style-name="P2">192.168.122.138</text:p>
      <text:p text:style-name="Standard">22, SSH, OpenSSH 5.3</text:p>
      <text:p text:style-name="Standard"/>
      <text:p text:style-name="Standard">Dále se v síti nacházejí stanice s doménovými jmény ptest{1..4}.local a mají tyto otevřené TCP porty a na nich naslouchající služby:</text:p>
      <text:p text:style-name="Standard"/>
      <text:p text:style-name="P2">192.168.122.54 (ptest1.local)</text:p>
      <text:p text:style-name="Standard">21, FTP, vsftpd 2.3.4</text:p>
      <text:p text:style-name="Standard">22, SSH, OpenSSH 5.3</text:p>
      <text:p text:style-name="Standard">80, HTTP, Apache httpd 2.2.15</text:p>
      <text:p text:style-name="Standard">3306, MySQL</text:p>
      <text:p text:style-name="Standard"/>
      <text:p text:style-name="P2">192.168.122.98 (ptest2.local)</text:p>
      <text:p text:style-name="Standard">22, SSH, OpenSSH 5.3</text:p>
      <text:p text:style-name="Standard">110, POP3, Dovecot</text:p>
      <text:p text:style-name="Standard">55555, HTTP, Apache httpd</text:p>
      <text:p text:style-name="Standard"/>
      <text:p text:style-name="P2">192.168.122.50 (ptest3.local)</text:p>
      <text:p text:style-name="Standard">22, SSH, OpenSSH 5.3</text:p>
      <text:p text:style-name="Standard">80, HTTP, Apache httpd 2.2.15</text:p>
      <text:p text:style-name="Standard"/>
      <text:p text:style-name="P2">192.168.122.230 (ptest4.local)</text:p>
      <text:p text:style-name="Standard">22, SSH, OpenSSH 5.3</text:p>
      <text:p text:style-name="Standard">80, HTTP, Apache httpd 2.2.15</text:p>
      <text:p text:style-name="Standard"><text:soft-page-break/></text:p>
      <text:p text:style-name="Standard">DNS server dále vrací korektní záznam pro jméno ptest5.local s adresou 192.168.122.101, tato stanice je ale pravděpodobně vypnutá.</text:p>
      <text:p text:style-name="Standard"/>
      <text:h text:style-name="Heading_20_1" text:outline-level="1">Postup zisku tajemství</text:h>
      <text:h text:style-name="Heading_20_2" text:outline-level="2">A</text:h>
      <text:p text:style-name="P5">Na stroj <text:span text:style-name="T2">xwrona00.local</text:span> je možné se přihlásit jako uživatel <text:span text:style-name="T6">stud</text:span> pomocí privátního klíče, který jsem obdržel emailem. V systému existuje mimo jiné také uživatelský účet <text:span text:style-name="T6">smith</text:span>, který není zabezpečen heslem. Příkaz</text:p>
      <text:p text:style-name="P5"/>
      <text:p text:style-name="P7"><text:span text:style-name="T5">$ </text:span>su – smith</text:p>
      <text:p text:style-name="P7"/>
      <text:p text:style-name="P5">zajistí změnu uživatele na <text:span text:style-name="T6">smith</text:span>. V jeho domovském adresáři se nachází soubor secret.txt, v němž je tajemství A.</text:p>
      <text:p text:style-name="Standard"/>
      <text:h text:style-name="Heading_20_2" text:outline-level="2">B</text:h>
      <text:p text:style-name="Standard">Na stroji <text:span text:style-name="T2">ptest1.local</text:span> běží vsFTPd server ve verzi 2.3.4, <text:span text:style-name="T5">jenž</text:span> obsahuje jednoduchý backdoor. Pokud je jako uživatelské jméno a heslo serveru zaslán řetězec obsahující písmeno, dvojtečku a zavírací závorku, je na serveru otevřen nový port. Např.:</text:p>
      <text:p text:style-name="Standard"/>
      <text:p text:style-name="P6">$ telnet ptest1 21</text:p>
      <text:p text:style-name="P6">Trying 192.168.122.54...</text:p>
      <text:p text:style-name="P6">Connected to ptest1.</text:p>
      <text:p text:style-name="P6">Escape character is '^]'.</text:p>
      <text:p text:style-name="P6">220 (vsFTPd 2.3.4)</text:p>
      <text:p text:style-name="P6">USER a:)</text:p>
      <text:p text:style-name="P6">331 Please specify the password.</text:p>
      <text:p text:style-name="P6">PASS a:)</text:p>
      <text:p text:style-name="P6">220 Opened port 51407, take a look ;)</text:p>
      <text:p text:style-name="Standard"/>
      <text:p text:style-name="Standard">Po připojení na nově otevřený port nám server zašle RSA privátní klíč, pomocí kterého je možné se jako uživatel <text:span text:style-name="T6">smith</text:span> připojit pomocí SSH na server <text:span text:style-name="T2">ptest1.local</text:span>. V domovském adresáři se nachází soubor secret.txt s tajemstvím B.</text:p>
      <text:p text:style-name="Standard"/>
      <text:h text:style-name="Heading_20_2" text:outline-level="2">C</text:h>
      <text:p text:style-name="Standard">Na serveru <text:span text:style-name="T2">ptest1.local</text:span> běží služby HTTP a SQL. HTTP server na portu 80 vrací HTML stránku s přihlašovacím formulářem. Ten je napojen na SQL databázi a skript vytvářející SQL dotazy je náchylný na útok typu SQL injection. Při zadání jména a hesla ' OR '1'='1 nám server vrátí stránku obsahující tajemství C.</text:p>
      <text:p text:style-name="Standard"><text:soft-page-break/></text:p>
      <text:h text:style-name="Heading_20_2" text:outline-level="2">D</text:h>
      <text:p text:style-name="Standard">Na serveru <text:span text:style-name="T2">ptest2.local</text:span> běží HTTP server na portu 55555, který vrací HTML stránku s přihlašovacím formulářem. Uživatel <text:span text:style-name="T6">admin</text:span> má slabé heslo <text:span text:style-name="T6">123456</text:span>. Po zadání těchto přihlašovacích údajů nám server vrátí stránku obsahující tajemství D.</text:p>
      <text:p text:style-name="Standard"/>
      <text:h text:style-name="Heading_20_2" text:outline-level="2">E</text:h>
      <text:p text:style-name="Standard">Na serveru <text:span text:style-name="T2">ptest2.local</text:span> běží POP3 server na portu 110. Na serveru ptest1.local běží pod uživatelem <text:span text:style-name="T6">root</text:span> proces <text:span text:style-name="T6">fetchmail</text:span>. Ten se každých 60 vteřin k POP3 serveru připojuje a autentizuje. Jelikož je na <text:span text:style-name="T2">ptest1.local</text:span> v sudoers souboru uživateli <text:span text:style-name="T6">smith</text:span> povoleno spouštět program <text:span text:style-name="T6">tcpdump</text:span> jako superuser, je možně odchytávat síťový provoz. Například příkazem</text:p>
      <text:p text:style-name="Standard"/>
      <text:p text:style-name="P6">$ sudo tcpdump -nnvvXSs 1514 -i eth0 host ptest2</text:p>
      <text:p text:style-name="Standard"/>
      <text:p text:style-name="Standard">je po vyčkání maximálně 60ti sekund vypsána POP3 komunikace mezi servery. Uživatelské jméno i heslo je přenášeno nešifrované. Je tak možné se na POP3 server připojit a přečíst si jedinou zprávu obsahující tajemství E:</text:p>
      <text:p text:style-name="Standard"/>
      <text:p text:style-name="P6">$ telnet ptest2 110</text:p>
      <text:p text:style-name="P6">Trying 192.168.122.98...</text:p>
      <text:p text:style-name="P6">Connected to ptest2.</text:p>
      <text:p text:style-name="P6">Escape character is '^]'.</text:p>
      <text:p text:style-name="P6">+OK Dovecot ready.</text:p>
      <text:p text:style-name="P6">USER smith</text:p>
      <text:p text:style-name="P6">+OK</text:p>
      <text:p text:style-name="P6">PASS qBwZHzL1</text:p>
      <text:p text:style-name="P6">+OK Logged in.</text:p>
      <text:p text:style-name="P6">LIST</text:p>
      <text:p text:style-name="P6">+OK 1 messages:</text:p>
      <text:p text:style-name="P6">1 505</text:p>
      <text:p text:style-name="P6">.</text:p>
      <text:p text:style-name="P6">RETR 1</text:p>
      <text:p text:style-name="P6">+OK 505 octets</text:p>
      <text:p text:style-name="P6">Return-Path: &lt;root@BIS-ptest2.bis.com&gt;</text:p>
      <text:p text:style-name="P6">X-Original-To: smith@localhost</text:p>
      <text:p text:style-name="P6">Delivered-To: smith@localhost.bis.com</text:p>
      <text:p text:style-name="P6">Received: by BIS-ptest2.bis.com (Postfix, from userid 0)</text:p>
      <text:p text:style-name="P6"><text:tab/>id 433495C10; Tue, <text:s/>3 Nov 2015 20:43:11 +0100 (CET)</text:p>
      <text:p text:style-name="P6">Message-Id: &lt;20151103194311.433495C10@BIS-ptest2.bis.com&gt;</text:p>
      <text:p text:style-name="P6">Date: Tue, <text:s/>3 Nov 2015 20:43:11 +0100 (CET)</text:p>
      <text:p text:style-name="P6">From: root@BIS-ptest2.bis.com (root)</text:p>
      <text:p text:style-name="P6">To: undisclosed-recipients:;</text:p>
      <text:p text:style-name="P6"/>
      <text:p text:style-name="P6"><text:soft-page-break/>Ziskali jste tajemstvi "E:03:11:20:43:01:d4fbac02b59036c9174da6310b860fa525db766330e3239d8c41874000aadc81"</text:p>
      <text:p text:style-name="Standard"/>
      <text:h text:style-name="Heading_20_2" text:outline-level="2">F</text:h>
      <text:p text:style-name="P3">Na serveru <text:span text:style-name="T2">ptest3.local</text:span> běží HTTP server na portu 80. Web obsahuje doktorandský zpravodaj. <text:span text:style-name="T3">Vetšina uživatelů zpravodaje používá (údajně) vygenerované silné heslo, které by bylo obtížné uhádnout. Až na <text:s/>bezpečností nepoznamenaného :) uživatele ibarabas. Ten má jako nápovědu “</text:span>Jmeno meho psa”. Po zobrazení novinek od Maroš<text:span text:style-name="T1">e</text:span> Barabas<text:span text:style-name="T1">e se dozvíme, že l</text:span>idé mnohokrát <text:span text:style-name="T1">na sociální sítě </text:span>napíšou i svá hesla. <text:span text:style-name="T1">Na Facebook profilu Maroše Barabase nacházíme referenci na @fitbis. Na Twitter účtu @fitbis jeden z tvítů prozrazuje jméno čtyřnohého miláčka. Charlie.</text:span></text:p>
      <text:p text:style-name="P3"/>
      <text:h text:style-name="Heading_20_2" text:outline-level="2">G</text:h>
      <text:p text:style-name="P4">Na serveru <text:span text:style-name="T2">ptest4.local</text:span> běží HTTP server na portu 80. Web obsahuje odkazy na soubory a adresáře, pravděpodobně všechny, které se v daném adresáři nacházejí. Jednoduchou změnou proměnné dir v URL je ale možné si podobným způsobem zobrazit obsah celého serveru. V adresáří /home/radek se nachází soubor secret.txt, který obsahuje tajemství G.</text:p>
      <text:p text:style-name="P4"/>
      <text:h text:style-name="Heading_20_2" text:outline-level="2">H</text:h>
      <text:p text:style-name="P4">Stejně jako jsme získali tajemství G, je možné v adresáři /home/pavel/.firefox nalézt sobubory profilu webového prohlížeče Firefox. Ten umožňuje ukládat jména a hesla zadávané do webových formulářů a ukládá je právě ve svém profilu. Tyto hesla je možné obnovit několika způsoby, já jsem použil python s<text:span text:style-name="T4">k</text:span>ript dostupný na <text:a xlink:type="simple" xlink:href="https://hg.cryptobitch.de/firefox-passwords/" text:style-name="Internet_20_link" text:visited-style-name="Visited_20_Internet_20_Link">https://hg.cryptobitch.de/firefox-passwords/</text:a>. Jediné uložené heslo bylo tajemství H.</text:p>
      <text:p text:style-name="P4"/>
      <text:h text:style-name="Heading_20_2" text:outline-level="2">I</text:h>
      <text:p text:style-name="P9">Opět na HTTP serveru na <text:span text:style-name="T2">ptest.4.local</text:span>. V domovském adresáři /home/pavel/ je email spolu s přílohou. V emailu se píše, že z dokumentu není možné určit jeho skutečného autora. Metadata v PDF ale říkají něco jiného, mimo jiné je v nich ukryto také tajemství 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Wrona</meta:initial-creator>
    <meta:creation-date>2015-11-23T11:48:44.713562126</meta:creation-date>
    <dc:date>2015-11-27T13:46:54.586549764</dc:date>
    <dc:creator>Jan Wrona</dc:creator>
    <meta:editing-duration>PT3H11M23S</meta:editing-duration>
    <meta:editing-cycles>9</meta:editing-cycles>
    <meta:generator>LibreOffice/5.0.3.2$Linux_X86_64 LibreOffice_project/00$Build-2</meta:generator>
    <meta:document-statistic meta:table-count="0" meta:image-count="0" meta:object-count="0" meta:page-count="4" meta:paragraph-count="87" meta:word-count="818" meta:character-count="5534" meta:non-whitespace-character-count="4798"/>
  </office:meta>
</office:document-meta>
</file>